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2.54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kcals" table:style-name="ta1">
        <table:shapes>
          <draw:frame draw:z-index="0" draw:style-name="gr1" draw:text-style-name="P1" svg:width="6.2933in" svg:height="3.5453in" svg:x="17.0378in" svg:y="0.9201in">
            <draw:object draw:notify-on-update-of-ranges="ykcals.L2:ykcals.L2 ykcals.L3:ykcals.L1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cell_sugar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greenhouse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immediate_outdoor_crops_to_humans</text:p>
          </table:table-cell>
          <table:table-cell office:value-type="string" calcext:value-type="string">
            <text:p>new_stored_outdoor_crops_to_humans</text:p>
          </table:table-cell>
          <table:table-cell office:value-type="string" calcext:value-type="string">
            <text:p>stored_foo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3699054537093" calcext:value-type="float">
            <text:p>19.36990545370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76.6370906773" calcext:value-type="float">
            <text:p>13876.6370906773</text:p>
          </table:table-cell>
          <table:table-cell table:formula="of:=[.D2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1938154039541" calcext:value-type="float">
            <text:p>19.19381540395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76.8139004781" calcext:value-type="float">
            <text:p>13876.8139004781</text:p>
          </table:table-cell>
          <table:table-cell table:formula="of:=[.D3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0177253541988" calcext:value-type="float">
            <text:p>19.0177253541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76.9896793195" calcext:value-type="float">
            <text:p>13876.9896793195</text:p>
          </table:table-cell>
          <table:table-cell table:formula="of:=[.D4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416353044435" calcext:value-type="float">
            <text:p>18.84163530444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5693.45373443555" calcext:value-type="float">
            <text:p>5693.45373443555</text:p>
          </table:table-cell>
          <table:table-cell office:value-type="float" office:value="3704.94612014672" calcext:value-type="float">
            <text:p>3704.94612014672</text:p>
          </table:table-cell>
          <table:table-cell office:value-type="float" office:value="2239.23989502243" calcext:value-type="float">
            <text:p>2239.23989502243</text:p>
          </table:table-cell>
          <table:table-cell table:formula="of:=[.D5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655452546883" calcext:value-type="float">
            <text:p>18.6655452546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891902776968" calcext:value-type="float">
            <text:p>0.00280891902777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5802.45024517006" calcext:value-type="float">
            <text:p>5802.45024517006</text:p>
          </table:table-cell>
          <table:table-cell office:value-type="float" office:value="3596.12056946535" calcext:value-type="float">
            <text:p>3596.12056946535</text:p>
          </table:table-cell>
          <table:table-cell office:value-type="float" office:value="2239.24223226083" calcext:value-type="float">
            <text:p>2239.24223226083</text:p>
          </table:table-cell>
          <table:table-cell table:formula="of:=[.D6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489455204933" calcext:value-type="float">
            <text:p>18.489455204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3877.5174257292" calcext:value-type="float">
            <text:p>13877.51742572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3133651571147" calcext:value-type="float">
            <text:p>18.3133651571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801988895179" calcext:value-type="float">
            <text:p>15.9801988895179</text:p>
          </table:table-cell>
          <table:table-cell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9382.93091343181" calcext:value-type="float">
            <text:p>9382.93091343181</text:p>
          </table:table-cell>
          <table:table-cell office:value-type="float" office:value="0" calcext:value-type="float">
            <text:p>0</text:p>
          </table:table-cell>
          <table:table-cell office:value-type="float" office:value="2239.25696835097" calcext:value-type="float">
            <text:p>2239.25696835097</text:p>
          </table:table-cell>
          <table:table-cell table:formula="of:=[.D8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1372751073595" calcext:value-type="float">
            <text:p>18.1372751073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718879650563" calcext:value-type="float">
            <text:p>16.2718879650563</text:p>
          </table:table-cell>
          <table:table-cell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11622.0722691141" calcext:value-type="float">
            <text:p>11622.0722691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9611850576042" calcext:value-type="float">
            <text:p>17.9611850576042</text:p>
          </table:table-cell>
          <table:table-cell office:value-type="float" office:value="209.250780512011" calcext:value-type="float">
            <text:p>209.250780512011</text:p>
          </table:table-cell>
          <table:table-cell office:value-type="float" office:value="0" calcext:value-type="float">
            <text:p>0</text:p>
          </table:table-cell>
          <table:table-cell office:value-type="float" office:value="16.5635770405947" calcext:value-type="float">
            <text:p>16.5635770405947</text:p>
          </table:table-cell>
          <table:table-cell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3618.0139720166" calcext:value-type="float">
            <text:p>13618.01397201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7850950078489" calcext:value-type="float">
            <text:p>17.7850950078489</text:p>
          </table:table-cell>
          <table:table-cell office:value-type="float" office:value="209.250780512011" calcext:value-type="float">
            <text:p>209.250780512011</text:p>
          </table:table-cell>
          <table:table-cell office:value-type="float" office:value="0" calcext:value-type="float">
            <text:p>0</text:p>
          </table:table-cell>
          <table:table-cell office:value-type="float" office:value="16.8552661161331" calcext:value-type="float">
            <text:p>16.8552661161331</text:p>
          </table:table-cell>
          <table:table-cell office:value-type="float" office:value="95.4128070181381" calcext:value-type="float">
            <text:p>95.4128070181381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670.1493922201" calcext:value-type="float">
            <text:p>11670.1493922201</text:p>
          </table:table-cell>
          <table:table-cell office:value-type="float" office:value="1852.33583358395" calcext:value-type="float">
            <text:p>1852.33583358395</text:p>
          </table:table-cell>
          <table:table-cell office:value-type="float" office:value="0" calcext:value-type="float">
            <text:p>0</text:p>
          </table:table-cell>
          <table:table-cell table:formula="of:=[.D11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090049580937" calcext:value-type="float">
            <text:p>17.6090049580937</text:p>
          </table:table-cell>
          <table:table-cell office:value-type="float" office:value="209.250780512011" calcext:value-type="float">
            <text:p>209.250780512011</text:p>
          </table:table-cell>
          <table:table-cell office:value-type="float" office:value="0" calcext:value-type="float">
            <text:p>0</text:p>
          </table:table-cell>
          <table:table-cell office:value-type="float" office:value="17.1469551916715" calcext:value-type="float">
            <text:p>17.146955191671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943.318663209417" calcext:value-type="float">
            <text:p>943.318663209417</text:p>
          </table:table-cell>
          <table:table-cell office:value-type="float" office:value="12044.4639684239" calcext:value-type="float">
            <text:p>12044.4639684239</text:p>
          </table:table-cell>
          <table:table-cell office:value-type="float" office:value="0" calcext:value-type="float">
            <text:p>0</text:p>
          </table:table-cell>
          <table:table-cell table:formula="of:=[.D12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4329149083384" calcext:value-type="float">
            <text:p>17.432914908338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0" calcext:value-type="float">
            <text:p>0</text:p>
          </table:table-cell>
          <table:table-cell office:value-type="float" office:value="34.8772885344199" calcext:value-type="float">
            <text:p>34.877288534419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1013.36993270017" calcext:value-type="float">
            <text:p>1013.36993270017</text:p>
          </table:table-cell>
          <table:table-cell office:value-type="float" office:value="7229.40341737703" calcext:value-type="float">
            <text:p>7229.40341737703</text:p>
          </table:table-cell>
          <table:table-cell office:value-type="float" office:value="2239.28013059755" calcext:value-type="float">
            <text:p>2239.28013059755</text:p>
          </table:table-cell>
          <table:table-cell table:formula="of:=[.D13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4329149083384" calcext:value-type="float">
            <text:p>17.432914908338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0" calcext:value-type="float">
            <text:p>0</text:p>
          </table:table-cell>
          <table:table-cell office:value-type="float" office:value="35.4606666854967" calcext:value-type="float">
            <text:p>35.4606666854967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1030.24412301531" calcext:value-type="float">
            <text:p>1030.24412301531</text:p>
          </table:table-cell>
          <table:table-cell office:value-type="float" office:value="9451.22602794029" calcext:value-type="float">
            <text:p>9451.22602794029</text:p>
          </table:table-cell>
          <table:table-cell office:value-type="float" office:value="0" calcext:value-type="float">
            <text:p>0</text:p>
          </table:table-cell>
          <table:table-cell table:formula="of:=[.D14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0455167992642" calcext:value-type="float">
            <text:p>17.0455167992642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0" calcext:value-type="float">
            <text:p>0</text:p>
          </table:table-cell>
          <table:table-cell office:value-type="float" office:value="34.8086809913478" calcext:value-type="float">
            <text:p>34.808680991347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1010.78724947153" calcext:value-type="float">
            <text:p>1010.78724947153</text:p>
          </table:table-cell>
          <table:table-cell office:value-type="float" office:value="7232.41477094466" calcext:value-type="float">
            <text:p>7232.41477094466</text:p>
          </table:table-cell>
          <table:table-cell office:value-type="float" office:value="2239.30754455486" calcext:value-type="float">
            <text:p>2239.30754455486</text:p>
          </table:table-cell>
          <table:table-cell table:formula="of:=[.D15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65811869019" calcext:value-type="float">
            <text:p>16.6581186901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0" calcext:value-type="float">
            <text:p>0</text:p>
          </table:table-cell>
          <table:table-cell office:value-type="float" office:value="34.1566952971988" calcext:value-type="float">
            <text:p>34.156695297198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6479.97712560776" calcext:value-type="float">
            <text:p>6479.97712560776</text:p>
          </table:table-cell>
          <table:table-cell office:value-type="float" office:value="4003.57186173951" calcext:value-type="float">
            <text:p>4003.57186173951</text:p>
          </table:table-cell>
          <table:table-cell office:value-type="float" office:value="0" calcext:value-type="float">
            <text:p>0</text:p>
          </table:table-cell>
          <table:table-cell table:formula="of:=[.D16]/2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2707205811159" calcext:value-type="float">
            <text:p>16.270720581115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35.810229423296" calcext:value-type="float">
            <text:p>135.810229423296</text:p>
          </table:table-cell>
          <table:table-cell office:value-type="float" office:value="33.5047096030498" calcext:value-type="float">
            <text:p>33.504709603049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6304.83735184096" calcext:value-type="float">
            <text:p>6304.83735184096</text:p>
          </table:table-cell>
          <table:table-cell office:value-type="float" office:value="4021.73221915838" calcext:value-type="float">
            <text:p>4021.73221915838</text:p>
          </table:table-cell>
          <table:table-cell office:value-type="float" office:value="0" calcext:value-type="float">
            <text:p>0</text:p>
          </table:table-cell>
          <table:table-cell table:formula="of:=[.D17]/2100" office:value-type="float" office:value="0.0646715378206173" calcext:value-type="float">
            <text:p>0.0646715378206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8833224720417" calcext:value-type="float">
            <text:p>15.8833224720417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35.810229423296" calcext:value-type="float">
            <text:p>135.810229423296</text:p>
          </table:table-cell>
          <table:table-cell office:value-type="float" office:value="49.2790858633513" calcext:value-type="float">
            <text:p>49.279085863351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6176.41587398698" calcext:value-type="float">
            <text:p>6176.41587398698</text:p>
          </table:table-cell>
          <table:table-cell office:value-type="float" office:value="1895.42161756839" calcext:value-type="float">
            <text:p>1895.42161756839</text:p>
          </table:table-cell>
          <table:table-cell office:value-type="float" office:value="2239.34508473711" calcext:value-type="float">
            <text:p>2239.34508473711</text:p>
          </table:table-cell>
          <table:table-cell table:formula="of:=[.D18]/2100" office:value-type="float" office:value="0.0646715378206173" calcext:value-type="float">
            <text:p>0.0646715378206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4959243629675" calcext:value-type="float">
            <text:p>15.495924362967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35.810229423296" calcext:value-type="float">
            <text:p>135.810229423296</text:p>
          </table:table-cell>
          <table:table-cell office:value-type="float" office:value="48.3011073221279" calcext:value-type="float">
            <text:p>48.301107322127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2552.0740322107" calcext:value-type="float">
            <text:p>12552.07403221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/2100" office:value-type="float" office:value="0.0646715378206173" calcext:value-type="float">
            <text:p>0.0646715378206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1085262538933" calcext:value-type="float">
            <text:p>15.1085262538933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35.810229423296" calcext:value-type="float">
            <text:p>135.810229423296</text:p>
          </table:table-cell>
          <table:table-cell office:value-type="float" office:value="47.3231287809045" calcext:value-type="float">
            <text:p>47.323128780904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2553.4394873271" calcext:value-type="float">
            <text:p>12553.43948732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]/2100" office:value-type="float" office:value="0.0646715378206173" calcext:value-type="float">
            <text:p>0.0646715378206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7211281448191" calcext:value-type="float">
            <text:p>14.7211281448191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35.810229423296" calcext:value-type="float">
            <text:p>135.810229423296</text:p>
          </table:table-cell>
          <table:table-cell office:value-type="float" office:value="46.3451502396811" calcext:value-type="float">
            <text:p>46.345150239681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2554.8048331007" calcext:value-type="float">
            <text:p>12554.8048331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/2100" office:value-type="float" office:value="0.0646715378206173" calcext:value-type="float">
            <text:p>0.0646715378206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337300357449" calcext:value-type="float">
            <text:p>14.333730035744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271.620458846593" calcext:value-type="float">
            <text:p>271.620458846593</text:p>
          </table:table-cell>
          <table:table-cell office:value-type="float" office:value="45.3671716984576" calcext:value-type="float">
            <text:p>45.3671716984576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2398.1514818988" calcext:value-type="float">
            <text:p>12398.15148189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/2100" office:value-type="float" office:value="0.129343075641235" calcext:value-type="float">
            <text:p>0.1293430756412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9463319266707" calcext:value-type="float">
            <text:p>13.9463319266707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475.335802981537" calcext:value-type="float">
            <text:p>475.335802981537</text:p>
          </table:table-cell>
          <table:table-cell office:value-type="float" office:value="59.1855908763123" calcext:value-type="float">
            <text:p>59.185590876312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0221.3146525451" calcext:value-type="float">
            <text:p>10221.3146525451</text:p>
          </table:table-cell>
          <table:table-cell office:value-type="float" office:value="1926.37757730856" calcext:value-type="float">
            <text:p>1926.37757730856</text:p>
          </table:table-cell>
          <table:table-cell office:value-type="float" office:value="0" calcext:value-type="float">
            <text:p>0</text:p>
          </table:table-cell>
          <table:table-cell table:formula="of:=[.D23]/2100" office:value-type="float" office:value="0.226350382372161" calcext:value-type="float">
            <text:p>0.2263503823721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475.335802981537" calcext:value-type="float">
            <text:p>475.335802981537</text:p>
          </table:table-cell>
          <table:table-cell office:value-type="float" office:value="57.8816194880144" calcext:value-type="float">
            <text:p>57.8816194880144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794.148043255238" calcext:value-type="float">
            <text:p>794.148043255238</text:p>
          </table:table-cell>
          <table:table-cell office:value-type="float" office:value="11355.2355757733" calcext:value-type="float">
            <text:p>11355.2355757733</text:p>
          </table:table-cell>
          <table:table-cell office:value-type="float" office:value="0" calcext:value-type="float">
            <text:p>0</text:p>
          </table:table-cell>
          <table:table-cell table:formula="of:=[.D24]/2100" office:value-type="float" office:value="0.226350382372161" calcext:value-type="float">
            <text:p>0.2263503823721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1715357085224" calcext:value-type="float">
            <text:p>13.171535708522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475.335802981537" calcext:value-type="float">
            <text:p>475.335802981537</text:p>
          </table:table-cell>
          <table:table-cell office:value-type="float" office:value="56.6473726268385" calcext:value-type="float">
            <text:p>56.647372626838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821.406694000704" calcext:value-type="float">
            <text:p>821.406694000704</text:p>
          </table:table-cell>
          <table:table-cell office:value-type="float" office:value="11329.598556655" calcext:value-type="float">
            <text:p>11329.598556655</text:p>
          </table:table-cell>
          <table:table-cell office:value-type="float" office:value="0" calcext:value-type="float">
            <text:p>0</text:p>
          </table:table-cell>
          <table:table-cell table:formula="of:=[.D25]/2100" office:value-type="float" office:value="0.226350382372161" calcext:value-type="float">
            <text:p>0.2263503823721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1715357085224" calcext:value-type="float">
            <text:p>13.171535708522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475.335802981537" calcext:value-type="float">
            <text:p>475.335802981537</text:p>
          </table:table-cell>
          <table:table-cell office:value-type="float" office:value="55.6056662722037" calcext:value-type="float">
            <text:p>55.6056662722037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805.843278123013" calcext:value-type="float">
            <text:p>805.843278123013</text:p>
          </table:table-cell>
          <table:table-cell office:value-type="float" office:value="11346.2036719398" calcext:value-type="float">
            <text:p>11346.2036719398</text:p>
          </table:table-cell>
          <table:table-cell office:value-type="float" office:value="0" calcext:value-type="float">
            <text:p>0</text:p>
          </table:table-cell>
          <table:table-cell table:formula="of:=[.D26]/2100" office:value-type="float" office:value="0.226350382372161" calcext:value-type="float">
            <text:p>0.2263503823721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1187086941769" calcext:value-type="float">
            <text:p>13.118708694176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475.335802981537" calcext:value-type="float">
            <text:p>475.335802981537</text:p>
          </table:table-cell>
          <table:table-cell office:value-type="float" office:value="55.6174024906738" calcext:value-type="float">
            <text:p>55.617402490673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807.149184717946" calcext:value-type="float">
            <text:p>807.149184717946</text:p>
          </table:table-cell>
          <table:table-cell office:value-type="float" office:value="11344.9389594708" calcext:value-type="float">
            <text:p>11344.9389594708</text:p>
          </table:table-cell>
          <table:table-cell office:value-type="float" office:value="0" calcext:value-type="float">
            <text:p>0</text:p>
          </table:table-cell>
          <table:table-cell table:formula="of:=[.D27]/2100" office:value-type="float" office:value="0.226350382372161" calcext:value-type="float">
            <text:p>0.2263503823721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0658816778944" calcext:value-type="float">
            <text:p>13.065881677894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611.146032404834" calcext:value-type="float">
            <text:p>611.146032404834</text:p>
          </table:table-cell>
          <table:table-cell office:value-type="float" office:value="69.535354937303" calcext:value-type="float">
            <text:p>69.53535493730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264.65206067656" calcext:value-type="float">
            <text:p>5264.65206067656</text:p>
          </table:table-cell>
          <table:table-cell office:value-type="float" office:value="6715.55214683285" calcext:value-type="float">
            <text:p>6715.55214683285</text:p>
          </table:table-cell>
          <table:table-cell office:value-type="float" office:value="0" calcext:value-type="float">
            <text:p>0</text:p>
          </table:table-cell>
          <table:table-cell table:formula="of:=[.D28]/2100" office:value-type="float" office:value="0.291021920192778" calcext:value-type="float">
            <text:p>0.291021920192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0130546635489" calcext:value-type="float">
            <text:p>13.013054663548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746.95626182813" calcext:value-type="float">
            <text:p>746.95626182813</text:p>
          </table:table-cell>
          <table:table-cell office:value-type="float" office:value="69.5500233987788" calcext:value-type="float">
            <text:p>69.550023398778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223.1265822586" calcext:value-type="float">
            <text:p>5223.1265822586</text:p>
          </table:table-cell>
          <table:table-cell office:value-type="float" office:value="6599.09705702057" calcext:value-type="float">
            <text:p>6599.09705702057</text:p>
          </table:table-cell>
          <table:table-cell office:value-type="float" office:value="0" calcext:value-type="float">
            <text:p>0</text:p>
          </table:table-cell>
          <table:table-cell table:formula="of:=[.D29]/2100" office:value-type="float" office:value="0.355693458013395" calcext:value-type="float">
            <text:p>0.3556934580133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9602276492034" calcext:value-type="float">
            <text:p>12.960227649203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746.95626182813" calcext:value-type="float">
            <text:p>746.95626182813</text:p>
          </table:table-cell>
          <table:table-cell office:value-type="float" office:value="69.5646910674513" calcext:value-type="float">
            <text:p>69.564691067451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224.42425345917" calcext:value-type="float">
            <text:p>5224.42425345917</text:p>
          </table:table-cell>
          <table:table-cell office:value-type="float" office:value="6597.8375373533" calcext:value-type="float">
            <text:p>6597.8375373533</text:p>
          </table:table-cell>
          <table:table-cell office:value-type="float" office:value="0" calcext:value-type="float">
            <text:p>0</text:p>
          </table:table-cell>
          <table:table-cell table:formula="of:=[.D30]/2100" office:value-type="float" office:value="0.355693458013395" calcext:value-type="float">
            <text:p>0.3556934580133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9074006348579" calcext:value-type="float">
            <text:p>12.907400634857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746.95626182813" calcext:value-type="float">
            <text:p>746.95626182813</text:p>
          </table:table-cell>
          <table:table-cell office:value-type="float" office:value="69.5793579435733" calcext:value-type="float">
            <text:p>69.579357943573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822.2999423458" calcext:value-type="float">
            <text:p>11822.29994234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]/2100" office:value-type="float" office:value="0.355693458013395" calcext:value-type="float">
            <text:p>0.3556934580133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8545736185755" calcext:value-type="float">
            <text:p>12.854573618575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746.95626182813" calcext:value-type="float">
            <text:p>746.95626182813</text:p>
          </table:table-cell>
          <table:table-cell office:value-type="float" office:value="69.5940240273974" calcext:value-type="float">
            <text:p>69.5940240273974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822.3380938791" calcext:value-type="float">
            <text:p>11822.33809387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]/2100" office:value-type="float" office:value="0.355693458013395" calcext:value-type="float">
            <text:p>0.3556934580133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80174660423" calcext:value-type="float">
            <text:p>12.80174660423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746.95626182813" calcext:value-type="float">
            <text:p>746.95626182813</text:p>
          </table:table-cell>
          <table:table-cell office:value-type="float" office:value="83.5306409393698" calcext:value-type="float">
            <text:p>83.530640939369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808.4543097043" calcext:value-type="float">
            <text:p>11808.45430970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]/2100" office:value-type="float" office:value="0.355693458013395" calcext:value-type="float">
            <text:p>0.3556934580133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7489195898845" calcext:value-type="float">
            <text:p>12.748919589884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746.95626182813" calcext:value-type="float">
            <text:p>746.95626182813</text:p>
          </table:table-cell>
          <table:table-cell office:value-type="float" office:value="83.548238384385" calcext:value-type="float">
            <text:p>83.54823838438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808.4896063609" calcext:value-type="float">
            <text:p>11808.48960636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/2100" office:value-type="float" office:value="0.355693458013395" calcext:value-type="float">
            <text:p>0.3556934580133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696092575539" calcext:value-type="float">
            <text:p>12.69609257553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882.766491251427" calcext:value-type="float">
            <text:p>882.766491251427</text:p>
          </table:table-cell>
          <table:table-cell office:value-type="float" office:value="83.565834879549" calcext:value-type="float">
            <text:p>83.56583487954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9606.65989775415" calcext:value-type="float">
            <text:p>9606.65989775415</text:p>
          </table:table-cell>
          <table:table-cell office:value-type="float" office:value="2043.84615573277" calcext:value-type="float">
            <text:p>2043.84615573277</text:p>
          </table:table-cell>
          <table:table-cell office:value-type="float" office:value="0" calcext:value-type="float">
            <text:p>0</text:p>
          </table:table-cell>
          <table:table-cell table:formula="of:=[.D35]/2100" office:value-type="float" office:value="0.420364995834013" calcext:value-type="float">
            <text:p>0.4203649958340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6432655592566" calcext:value-type="float">
            <text:p>12.6432655592566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83.5834304251642" calcext:value-type="float">
            <text:p>83.583430425164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764.328337130514" calcext:value-type="float">
            <text:p>764.328337130514</text:p>
          </table:table-cell>
          <table:table-cell office:value-type="float" office:value="10728.1941634824" calcext:value-type="float">
            <text:p>10728.1941634824</text:p>
          </table:table-cell>
          <table:table-cell office:value-type="float" office:value="0" calcext:value-type="float">
            <text:p>0</text:p>
          </table:table-cell>
          <table:table-cell table:formula="of:=[.D36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5904385449111" calcext:value-type="float">
            <text:p>12.5904385449111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83.601025021533" calcext:value-type="float">
            <text:p>83.60102502153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807.151486749032" calcext:value-type="float">
            <text:p>807.151486749032</text:p>
          </table:table-cell>
          <table:table-cell office:value-type="float" office:value="10685.4063105205" calcext:value-type="float">
            <text:p>10685.4063105205</text:p>
          </table:table-cell>
          <table:table-cell office:value-type="float" office:value="0" calcext:value-type="float">
            <text:p>0</text:p>
          </table:table-cell>
          <table:table-cell table:formula="of:=[.D37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5904385449111" calcext:value-type="float">
            <text:p>12.5904385449111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7.5552334316963" calcext:value-type="float">
            <text:p>97.555233431696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807.151486749032" calcext:value-type="float">
            <text:p>807.151486749032</text:p>
          </table:table-cell>
          <table:table-cell office:value-type="float" office:value="10671.4520627996" calcext:value-type="float">
            <text:p>10671.4520627996</text:p>
          </table:table-cell>
          <table:table-cell office:value-type="float" office:value="0" calcext:value-type="float">
            <text:p>0</text:p>
          </table:table-cell>
          <table:table-cell table:formula="of:=[.D38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6080475496929" calcext:value-type="float">
            <text:p>12.608047549692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5.8562035903774" calcext:value-type="float">
            <text:p>95.8562035903774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792.877103542859" calcext:value-type="float">
            <text:p>792.877103542859</text:p>
          </table:table-cell>
          <table:table-cell office:value-type="float" office:value="10687.4078385803" calcext:value-type="float">
            <text:p>10687.4078385803</text:p>
          </table:table-cell>
          <table:table-cell office:value-type="float" office:value="0" calcext:value-type="float">
            <text:p>0</text:p>
          </table:table-cell>
          <table:table-cell table:formula="of:=[.D39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6256565544747" calcext:value-type="float">
            <text:p>12.6256565544747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4.149420054174" calcext:value-type="float">
            <text:p>94.149420054174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084.27576379856" calcext:value-type="float">
            <text:p>5084.27576379856</text:p>
          </table:table-cell>
          <table:table-cell office:value-type="float" office:value="6397.69835692636" calcext:value-type="float">
            <text:p>6397.69835692636</text:p>
          </table:table-cell>
          <table:table-cell office:value-type="float" office:value="0" calcext:value-type="float">
            <text:p>0</text:p>
          </table:table-cell>
          <table:table-cell table:formula="of:=[.D40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6432655592566" calcext:value-type="float">
            <text:p>12.6432655592566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2.4346691880351" calcext:value-type="float">
            <text:p>92.434669188035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4950.61563014076" calcext:value-type="float">
            <text:p>4950.61563014076</text:p>
          </table:table-cell>
          <table:table-cell office:value-type="float" office:value="6533.05571474737" calcext:value-type="float">
            <text:p>6533.05571474737</text:p>
          </table:table-cell>
          <table:table-cell office:value-type="float" office:value="0" calcext:value-type="float">
            <text:p>0</text:p>
          </table:table-cell>
          <table:table-cell table:formula="of:=[.D41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6608745640384" calcext:value-type="float">
            <text:p>12.660874564038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0.7117263285462" calcext:value-type="float">
            <text:p>90.711726328546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4858.48097490092" calcext:value-type="float">
            <text:p>4858.48097490092</text:p>
          </table:table-cell>
          <table:table-cell office:value-type="float" office:value="6626.89563971187" calcext:value-type="float">
            <text:p>6626.89563971187</text:p>
          </table:table-cell>
          <table:table-cell office:value-type="float" office:value="0" calcext:value-type="float">
            <text:p>0</text:p>
          </table:table-cell>
          <table:table-cell table:formula="of:=[.D42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6784835688202" calcext:value-type="float">
            <text:p>12.6784835688202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1.691973622313" calcext:value-type="float">
            <text:p>101.69197362231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74.3787214209" calcext:value-type="float">
            <text:p>11474.37872142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696092575539" calcext:value-type="float">
            <text:p>12.69609257553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9.7033431530569" calcext:value-type="float">
            <text:p>99.703343153056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76.3497542074" calcext:value-type="float">
            <text:p>11476.34975420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7137015803209" calcext:value-type="float">
            <text:p>12.713701580320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7.7044942943246" calcext:value-type="float">
            <text:p>97.7044942943246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78.3310385965" calcext:value-type="float">
            <text:p>11478.3310385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7313105851027" calcext:value-type="float">
            <text:p>12.7313105851027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5.6951091173778" calcext:value-type="float">
            <text:p>95.695109117377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80.3228341222" calcext:value-type="float">
            <text:p>11480.3228341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7489195898845" calcext:value-type="float">
            <text:p>12.748919589884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3.6748511035191" calcext:value-type="float">
            <text:p>93.674851103519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8063.72884028695" calcext:value-type="float">
            <text:p>8063.72884028695</text:p>
          </table:table-cell>
          <table:table-cell office:value-type="float" office:value="3418.59656003196" calcext:value-type="float">
            <text:p>3418.59656003196</text:p>
          </table:table-cell>
          <table:table-cell office:value-type="float" office:value="0" calcext:value-type="float">
            <text:p>0</text:p>
          </table:table-cell>
          <table:table-cell table:formula="of:=[.D47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7665285946663" calcext:value-type="float">
            <text:p>12.7665285946663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3.098893890216" calcext:value-type="float">
            <text:p>103.098893890216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626.775189871032" calcext:value-type="float">
            <text:p>626.775189871032</text:p>
          </table:table-cell>
          <table:table-cell office:value-type="float" office:value="10846.1086143268" calcext:value-type="float">
            <text:p>10846.1086143268</text:p>
          </table:table-cell>
          <table:table-cell office:value-type="float" office:value="0" calcext:value-type="float">
            <text:p>0</text:p>
          </table:table-cell>
          <table:table-cell table:formula="of:=[.D48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7841375994482" calcext:value-type="float">
            <text:p>12.7841375994482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0.800408538432" calcext:value-type="float">
            <text:p>100.80040853843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647.537929080011" calcext:value-type="float">
            <text:p>647.537929080011</text:p>
          </table:table-cell>
          <table:table-cell office:value-type="float" office:value="10827.6267917871" calcext:value-type="float">
            <text:p>10827.6267917871</text:p>
          </table:table-cell>
          <table:table-cell office:value-type="float" office:value="0" calcext:value-type="float">
            <text:p>0</text:p>
          </table:table-cell>
          <table:table-cell table:formula="of:=[.D49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7841375994482" calcext:value-type="float">
            <text:p>12.7841375994482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8.4884106262048" calcext:value-type="float">
            <text:p>98.488410626204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631.965874673277" calcext:value-type="float">
            <text:p>631.965874673277</text:p>
          </table:table-cell>
          <table:table-cell office:value-type="float" office:value="10845.5107772047" calcext:value-type="float">
            <text:p>10845.5107772047</text:p>
          </table:table-cell>
          <table:table-cell office:value-type="float" office:value="0" calcext:value-type="float">
            <text:p>0</text:p>
          </table:table-cell>
          <table:table-cell table:formula="of:=[.D50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80174660423" calcext:value-type="float">
            <text:p>12.80174660423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7.4045323509597" calcext:value-type="float">
            <text:p>97.4045323509597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625.477518670471" calcext:value-type="float">
            <text:p>625.477518670471</text:p>
          </table:table-cell>
          <table:table-cell office:value-type="float" office:value="10853.065429633" calcext:value-type="float">
            <text:p>10853.065429633</text:p>
          </table:table-cell>
          <table:table-cell office:value-type="float" office:value="0" calcext:value-type="float">
            <text:p>0</text:p>
          </table:table-cell>
          <table:table-cell table:formula="of:=[.D51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8193556090118" calcext:value-type="float">
            <text:p>12.8193556090118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96.3175541447535" calcext:value-type="float">
            <text:p>96.317554144753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4038.35277614628" calcext:value-type="float">
            <text:p>4038.35277614628</text:p>
          </table:table-cell>
          <table:table-cell office:value-type="float" office:value="7441.25958299362" calcext:value-type="float">
            <text:p>7441.25958299362</text:p>
          </table:table-cell>
          <table:table-cell office:value-type="float" office:value="0" calcext:value-type="float">
            <text:p>0</text:p>
          </table:table-cell>
          <table:table-cell table:formula="of:=[.D52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8369646137936" calcext:value-type="float">
            <text:p>12.8369646137936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5.808337960959" calcext:value-type="float">
            <text:p>105.80833796095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3956.59949051093" calcext:value-type="float">
            <text:p>3956.59949051093</text:p>
          </table:table-cell>
          <table:table-cell office:value-type="float" office:value="7513.5044424411" calcext:value-type="float">
            <text:p>7513.5044424411</text:p>
          </table:table-cell>
          <table:table-cell office:value-type="float" office:value="0" calcext:value-type="float">
            <text:p>0</text:p>
          </table:table-cell>
          <table:table-cell table:formula="of:=[.D53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8545736185755" calcext:value-type="float">
            <text:p>12.854573618575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4.593515845603" calcext:value-type="float">
            <text:p>104.59351584560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3911.18099849129" calcext:value-type="float">
            <text:p>3911.18099849129</text:p>
          </table:table-cell>
          <table:table-cell office:value-type="float" office:value="7560.12016591038" calcext:value-type="float">
            <text:p>7560.12016591038</text:p>
          </table:table-cell>
          <table:table-cell office:value-type="float" office:value="0" calcext:value-type="float">
            <text:p>0</text:p>
          </table:table-cell>
          <table:table-cell table:formula="of:=[.D54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8721826233573" calcext:value-type="float">
            <text:p>12.8721826233573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3.37506674072" calcext:value-type="float">
            <text:p>103.3750667407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72.5020293307" calcext:value-type="float">
            <text:p>11472.50202933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8897916300761" calcext:value-type="float">
            <text:p>12.8897916300761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2.152925783822" calcext:value-type="float">
            <text:p>102.15292578382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73.706527739" calcext:value-type="float">
            <text:p>11473.7065277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9074006348579" calcext:value-type="float">
            <text:p>12.907400634857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0.927025956962" calcext:value-type="float">
            <text:p>100.92702595696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74.9147893939" calcext:value-type="float">
            <text:p>11474.91478939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9250096396398" calcext:value-type="float">
            <text:p>12.9250096396398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9.667104316853" calcext:value-type="float">
            <text:p>109.66710431685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66.1570659955" calcext:value-type="float">
            <text:p>11466.15706599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426186444216" calcext:value-type="float">
            <text:p>12.9426186444216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8.310112813996" calcext:value-type="float">
            <text:p>108.310112813996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6764.75996852524" calcext:value-type="float">
            <text:p>6764.75996852524</text:p>
          </table:table-cell>
          <table:table-cell office:value-type="float" office:value="4702.73655368349" calcext:value-type="float">
            <text:p>4702.73655368349</text:p>
          </table:table-cell>
          <table:table-cell office:value-type="float" office:value="0" calcext:value-type="float">
            <text:p>0</text:p>
          </table:table-cell>
          <table:table-cell table:formula="of:=[.D59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9602276492034" calcext:value-type="float">
            <text:p>12.960227649203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6.94874996426" calcext:value-type="float">
            <text:p>106.94874996426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30.747521029508" calcext:value-type="float">
            <text:p>530.747521029508</text:p>
          </table:table-cell>
          <table:table-cell office:value-type="float" office:value="10938.0927397074" calcext:value-type="float">
            <text:p>10938.0927397074</text:p>
          </table:table-cell>
          <table:table-cell office:value-type="float" office:value="0" calcext:value-type="float">
            <text:p>0</text:p>
          </table:table-cell>
          <table:table-cell table:formula="of:=[.D60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9778366539853" calcext:value-type="float">
            <text:p>12.9778366539853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5.582931321641" calcext:value-type="float">
            <text:p>105.58293132164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54.105602639608" calcext:value-type="float">
            <text:p>554.105602639608</text:p>
          </table:table-cell>
          <table:table-cell office:value-type="float" office:value="10916.0828087076" calcext:value-type="float">
            <text:p>10916.0828087076</text:p>
          </table:table-cell>
          <table:table-cell office:value-type="float" office:value="0" calcext:value-type="float">
            <text:p>0</text:p>
          </table:table-cell>
          <table:table-cell table:formula="of:=[.D61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9778366539853" calcext:value-type="float">
            <text:p>12.9778366539853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04.212569405055" calcext:value-type="float">
            <text:p>104.21256940505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46.319575436242" calcext:value-type="float">
            <text:p>546.319575436242</text:p>
          </table:table-cell>
          <table:table-cell office:value-type="float" office:value="10925.2391766987" calcext:value-type="float">
            <text:p>10925.2391766987</text:p>
          </table:table-cell>
          <table:table-cell office:value-type="float" office:value="0" calcext:value-type="float">
            <text:p>0</text:p>
          </table:table-cell>
          <table:table-cell table:formula="of:=[.D62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0130546635489" calcext:value-type="float">
            <text:p>13.013054663548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14.430076816876" calcext:value-type="float">
            <text:p>114.430076816876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48.914917837364" calcext:value-type="float">
            <text:p>548.914917837364</text:p>
          </table:table-cell>
          <table:table-cell office:value-type="float" office:value="8672.86504506299" calcext:value-type="float">
            <text:p>8672.86504506299</text:p>
          </table:table-cell>
          <table:table-cell office:value-type="float" office:value="2239.5260188461" calcext:value-type="float">
            <text:p>2239.5260188461</text:p>
          </table:table-cell>
          <table:table-cell table:formula="of:=[.D63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0482726731126" calcext:value-type="float">
            <text:p>13.0482726731126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15.172411920626" calcext:value-type="float">
            <text:p>115.172411920626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3612.71662236222" calcext:value-type="float">
            <text:p>3612.71662236222</text:p>
          </table:table-cell>
          <table:table-cell office:value-type="float" office:value="5608.28577595476" calcext:value-type="float">
            <text:p>5608.28577595476</text:p>
          </table:table-cell>
          <table:table-cell office:value-type="float" office:value="2239.5260188461" calcext:value-type="float">
            <text:p>2239.5260188461</text:p>
          </table:table-cell>
          <table:table-cell table:formula="of:=[.D64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0834906846132" calcext:value-type="float">
            <text:p>13.0834906846132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15.913522813911" calcext:value-type="float">
            <text:p>115.91352281391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1576.09031988802" calcext:value-type="float">
            <text:p>1576.09031988802</text:p>
          </table:table-cell>
          <table:table-cell office:value-type="float" office:value="3606.22826635942" calcext:value-type="float">
            <text:p>3606.22826635942</text:p>
          </table:table-cell>
          <table:table-cell office:value-type="float" office:value="4037.90754515737" calcext:value-type="float">
            <text:p>4037.90754515737</text:p>
          </table:table-cell>
          <table:table-cell office:value-type="float" office:value="2239.5260188461" calcext:value-type="float">
            <text:p>2239.5260188461</text:p>
          </table:table-cell>
          <table:table-cell table:formula="of:=[.D65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1187086941769" calcext:value-type="float">
            <text:p>13.118708694176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16.65342131669" calcext:value-type="float">
            <text:p>116.6534213166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3629.58634796952" calcext:value-type="float">
            <text:p>3629.58634796952</text:p>
          </table:table-cell>
          <table:table-cell office:value-type="float" office:value="3350.33853581397" calcext:value-type="float">
            <text:p>3350.33853581397</text:p>
          </table:table-cell>
          <table:table-cell office:value-type="float" office:value="2239.5260188461" calcext:value-type="float">
            <text:p>2239.5260188461</text:p>
          </table:table-cell>
          <table:table-cell table:formula="of:=[.D66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.1539267037405" calcext:value-type="float">
            <text:p>13.153926703740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17.392119041671" calcext:value-type="float">
            <text:p>117.39211904167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58.2031201388" calcext:value-type="float">
            <text:p>11458.20312013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1891447133042" calcext:value-type="float">
            <text:p>13.1891447133042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27.973825994062" calcext:value-type="float">
            <text:p>127.97382599406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47.5862232114" calcext:value-type="float">
            <text:p>11447.58622321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2243627228678" calcext:value-type="float">
            <text:p>13.2243627228678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28.771517441535" calcext:value-type="float">
            <text:p>128.77151744153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46.7533778349" calcext:value-type="float">
            <text:p>11446.75337783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2595807324315" calcext:value-type="float">
            <text:p>13.259580732431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29.567944495792" calcext:value-type="float">
            <text:p>129.56794449579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45.9217003624" calcext:value-type="float">
            <text:p>11445.9217003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2947987439321" calcext:value-type="float">
            <text:p>13.2947987439321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30.363118894133" calcext:value-type="float">
            <text:p>130.36311889413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6878.95503417463" calcext:value-type="float">
            <text:p>6878.95503417463</text:p>
          </table:table-cell>
          <table:table-cell office:value-type="float" office:value="4566.13628638659" calcext:value-type="float">
            <text:p>4566.13628638659</text:p>
          </table:table-cell>
          <table:table-cell office:value-type="float" office:value="0" calcext:value-type="float">
            <text:p>0</text:p>
          </table:table-cell>
          <table:table-cell table:formula="of:=[.D71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3300167534958" calcext:value-type="float">
            <text:p>13.3300167534958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31.157052175929" calcext:value-type="float">
            <text:p>131.15705217592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50.212589037925" calcext:value-type="float">
            <text:p>550.212589037925</text:p>
          </table:table-cell>
          <table:table-cell office:value-type="float" office:value="10894.0495196261" calcext:value-type="float">
            <text:p>10894.0495196261</text:p>
          </table:table-cell>
          <table:table-cell office:value-type="float" office:value="0" calcext:value-type="float">
            <text:p>0</text:p>
          </table:table-cell>
          <table:table-cell table:formula="of:=[.D72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3652347630594" calcext:value-type="float">
            <text:p>13.365234763059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42.099017619731" calcext:value-type="float">
            <text:p>142.09901761973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83.952040252515" calcext:value-type="float">
            <text:p>583.952040252515</text:p>
          </table:table-cell>
          <table:table-cell office:value-type="float" office:value="10849.3329379589" calcext:value-type="float">
            <text:p>10849.3329379589</text:p>
          </table:table-cell>
          <table:table-cell office:value-type="float" office:value="0" calcext:value-type="float">
            <text:p>0</text:p>
          </table:table-cell>
          <table:table-cell table:formula="of:=[.D73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.3652347630594" calcext:value-type="float">
            <text:p>13.365234763059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42.951381658049" calcext:value-type="float">
            <text:p>142.95138165804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87.845053854198" calcext:value-type="float">
            <text:p>587.845053854198</text:p>
          </table:table-cell>
          <table:table-cell office:value-type="float" office:value="8605.06146529943" calcext:value-type="float">
            <text:p>8605.06146529943</text:p>
          </table:table-cell>
          <table:table-cell office:value-type="float" office:value="2239.5260188461" calcext:value-type="float">
            <text:p>2239.5260188461</text:p>
          </table:table-cell>
          <table:table-cell table:formula="of:=[.D74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3828437678413" calcext:value-type="float">
            <text:p>13.3828437678413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43.962006594428" calcext:value-type="float">
            <text:p>143.96200659442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591.738067455882" calcext:value-type="float">
            <text:p>591.738067455882</text:p>
          </table:table-cell>
          <table:table-cell office:value-type="float" office:value="6360.61415819232" calcext:value-type="float">
            <text:p>6360.61415819232</text:p>
          </table:table-cell>
          <table:table-cell office:value-type="float" office:value="2239.5260188461" calcext:value-type="float">
            <text:p>2239.5260188461</text:p>
          </table:table-cell>
          <table:table-cell table:formula="of:=[.D75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.4004527726231" calcext:value-type="float">
            <text:p>13.4004527726231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44.970816543378" calcext:value-type="float">
            <text:p>144.97081654337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3891.71593048287" calcext:value-type="float">
            <text:p>3891.71593048287</text:p>
          </table:table-cell>
          <table:table-cell office:value-type="float" office:value="3059.60983724569" calcext:value-type="float">
            <text:p>3059.60983724569</text:p>
          </table:table-cell>
          <table:table-cell office:value-type="float" office:value="2239.5260188461" calcext:value-type="float">
            <text:p>2239.5260188461</text:p>
          </table:table-cell>
          <table:table-cell table:formula="of:=[.D76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4180617774049" calcext:value-type="float">
            <text:p>13.418061777404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45.977830574954" calcext:value-type="float">
            <text:p>145.977830574954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3887.82291688119" calcext:value-type="float">
            <text:p>3887.82291688119</text:p>
          </table:table-cell>
          <table:table-cell office:value-type="float" office:value="3062.47820966741" calcext:value-type="float">
            <text:p>3062.47820966741</text:p>
          </table:table-cell>
          <table:table-cell office:value-type="float" office:value="2239.5260188461" calcext:value-type="float">
            <text:p>2239.5260188461</text:p>
          </table:table-cell>
          <table:table-cell table:formula="of:=[.D77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4356707821868" calcext:value-type="float">
            <text:p>13.4356707821868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57.481973066152" calcext:value-type="float">
            <text:p>157.48197306615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3911.18099849129" calcext:value-type="float">
            <text:p>3911.18099849129</text:p>
          </table:table-cell>
          <table:table-cell office:value-type="float" office:value="3027.59836500177" calcext:value-type="float">
            <text:p>3027.59836500177</text:p>
          </table:table-cell>
          <table:table-cell office:value-type="float" office:value="2239.5260188461" calcext:value-type="float">
            <text:p>2239.5260188461</text:p>
          </table:table-cell>
          <table:table-cell table:formula="of:=[.D78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4532797869686" calcext:value-type="float">
            <text:p>13.4532797869686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58.557128812076" calcext:value-type="float">
            <text:p>158.557128812076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16.7387620344" calcext:value-type="float">
            <text:p>11416.73876203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4708887936874" calcext:value-type="float">
            <text:p>13.4708887936874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59.630419360946" calcext:value-type="float">
            <text:p>159.630419360946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15.6479396232" calcext:value-type="float">
            <text:p>11415.6479396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4884977984692" calcext:value-type="float">
            <text:p>13.4884977984692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60.701863649335" calcext:value-type="float">
            <text:p>160.70186364933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14.5588041846" calcext:value-type="float">
            <text:p>11414.55880418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5061068032511" calcext:value-type="float">
            <text:p>13.5061068032511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61.771480264818" calcext:value-type="float">
            <text:p>161.77148026481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13.4716152527" calcext:value-type="float">
            <text:p>11413.47161525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5237158080329" calcext:value-type="float">
            <text:p>13.5237158080329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3.695351074264" calcext:value-type="float">
            <text:p>173.695351074264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7429.16762321255" calcext:value-type="float">
            <text:p>7429.16762321255</text:p>
          </table:table-cell>
          <table:table-cell office:value-type="float" office:value="3972.36256211838" calcext:value-type="float">
            <text:p>3972.36256211838</text:p>
          </table:table-cell>
          <table:table-cell office:value-type="float" office:value="0" calcext:value-type="float">
            <text:p>0</text:p>
          </table:table-cell>
          <table:table-cell table:formula="of:=[.D83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5413248128147" calcext:value-type="float">
            <text:p>13.5413248128147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4.832435196339" calcext:value-type="float">
            <text:p>174.83243519633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94.333409857004" calcext:value-type="float">
            <text:p>594.333409857004</text:p>
          </table:table-cell>
          <table:table-cell office:value-type="float" office:value="10806.0421076397" calcext:value-type="float">
            <text:p>10806.0421076397</text:p>
          </table:table-cell>
          <table:table-cell office:value-type="float" office:value="0" calcext:value-type="float">
            <text:p>0</text:p>
          </table:table-cell>
          <table:table-cell table:formula="of:=[.D84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5.967627143319" calcext:value-type="float">
            <text:p>175.96762714331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631.965874673277" calcext:value-type="float">
            <text:p>631.965874673277</text:p>
          </table:table-cell>
          <table:table-cell office:value-type="float" office:value="10767.2567917288" calcext:value-type="float">
            <text:p>10767.2567917288</text:p>
          </table:table-cell>
          <table:table-cell office:value-type="float" office:value="0" calcext:value-type="float">
            <text:p>0</text:p>
          </table:table-cell>
          <table:table-cell table:formula="of:=[.D85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7.100945348475" calcext:value-type="float">
            <text:p>177.10094534847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635.858888274961" calcext:value-type="float">
            <text:p>635.858888274961</text:p>
          </table:table-cell>
          <table:table-cell office:value-type="float" office:value="10762.2303921006" calcext:value-type="float">
            <text:p>10762.2303921006</text:p>
          </table:table-cell>
          <table:table-cell office:value-type="float" office:value="0" calcext:value-type="float">
            <text:p>0</text:p>
          </table:table-cell>
          <table:table-cell table:formula="of:=[.D86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4.680900898443" calcext:value-type="float">
            <text:p>174.68090089844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626.775189871032" calcext:value-type="float">
            <text:p>626.775189871032</text:p>
          </table:table-cell>
          <table:table-cell office:value-type="float" office:value="8534.20809868032" calcext:value-type="float">
            <text:p>8534.20809868032</text:p>
          </table:table-cell>
          <table:table-cell office:value-type="float" office:value="2239.5260188461" calcext:value-type="float">
            <text:p>2239.5260188461</text:p>
          </table:table-cell>
          <table:table-cell table:formula="of:=[.D87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83.018100832679" calcext:value-type="float">
            <text:p>183.01810083267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4037.05510494572" calcext:value-type="float">
            <text:p>4037.05510494572</text:p>
          </table:table-cell>
          <table:table-cell office:value-type="float" office:value="2876.06501659728" calcext:value-type="float">
            <text:p>2876.06501659728</text:p>
          </table:table-cell>
          <table:table-cell office:value-type="float" office:value="2239.5260188461" calcext:value-type="float">
            <text:p>2239.5260188461</text:p>
          </table:table-cell>
          <table:table-cell table:formula="of:=[.D88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80.428281103621" calcext:value-type="float">
            <text:p>180.42828110362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3947.515792107" calcext:value-type="float">
            <text:p>3947.515792107</text:p>
          </table:table-cell>
          <table:table-cell office:value-type="float" office:value="2968.19409185096" calcext:value-type="float">
            <text:p>2968.19409185096</text:p>
          </table:table-cell>
          <table:table-cell office:value-type="float" office:value="2239.5260188461" calcext:value-type="float">
            <text:p>2239.5260188461</text:p>
          </table:table-cell>
          <table:table-cell table:formula="of:=[.D89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7.828898831783" calcext:value-type="float">
            <text:p>177.82889883178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3890.41825928231" calcext:value-type="float">
            <text:p>3890.41825928231</text:p>
          </table:table-cell>
          <table:table-cell office:value-type="float" office:value="3027.89098985749" calcext:value-type="float">
            <text:p>3027.89098985749</text:p>
          </table:table-cell>
          <table:table-cell office:value-type="float" office:value="2239.5260188461" calcext:value-type="float">
            <text:p>2239.5260188461</text:p>
          </table:table-cell>
          <table:table-cell table:formula="of:=[.D90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5.219741776644" calcext:value-type="float">
            <text:p>175.219741776644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399.970514315" calcext:value-type="float">
            <text:p>11399.9705143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2.600588912072" calcext:value-type="float">
            <text:p>172.60058891207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402.5897338662" calcext:value-type="float">
            <text:p>11402.58973386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9.969606654088" calcext:value-type="float">
            <text:p>179.96960665408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395.2206484196" calcext:value-type="float">
            <text:p>11395.2206484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7.174474782901" calcext:value-type="float">
            <text:p>177.17447478290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398.0158321856" calcext:value-type="float">
            <text:p>11398.01583218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4.36799526613" calcext:value-type="float">
            <text:p>174.3679952661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6618.12312286183" calcext:value-type="float">
            <text:p>6618.12312286183</text:p>
          </table:table-cell>
          <table:table-cell office:value-type="float" office:value="4782.69918282919" calcext:value-type="float">
            <text:p>4782.69918282919</text:p>
          </table:table-cell>
          <table:table-cell office:value-type="float" office:value="0" calcext:value-type="float">
            <text:p>0</text:p>
          </table:table-cell>
          <table:table-cell table:formula="of:=[.D95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1.549890668062" calcext:value-type="float">
            <text:p>171.54989066806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17.770809023896" calcext:value-type="float">
            <text:p>517.770809023896</text:p>
          </table:table-cell>
          <table:table-cell office:value-type="float" office:value="10885.8695194463" calcext:value-type="float">
            <text:p>10885.8695194463</text:p>
          </table:table-cell>
          <table:table-cell office:value-type="float" office:value="0" calcext:value-type="float">
            <text:p>0</text:p>
          </table:table-cell>
          <table:table-cell table:formula="of:=[.D96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68.719870878166" calcext:value-type="float">
            <text:p>168.719870878166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37.235877032314" calcext:value-type="float">
            <text:p>537.235877032314</text:p>
          </table:table-cell>
          <table:table-cell office:value-type="float" office:value="10869.2345425592" calcext:value-type="float">
            <text:p>10869.2345425592</text:p>
          </table:table-cell>
          <table:table-cell office:value-type="float" office:value="0" calcext:value-type="float">
            <text:p>0</text:p>
          </table:table-cell>
          <table:table-cell table:formula="of:=[.D97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75.093134873168" calcext:value-type="float">
            <text:p>175.09313487316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28.152178628386" calcext:value-type="float">
            <text:p>528.152178628386</text:p>
          </table:table-cell>
          <table:table-cell office:value-type="float" office:value="9386.03529045379" calcext:value-type="float">
            <text:p>9386.03529045379</text:p>
          </table:table-cell>
          <table:table-cell office:value-type="float" office:value="1485.90969794198" calcext:value-type="float">
            <text:p>1485.90969794198</text:p>
          </table:table-cell>
          <table:table-cell table:formula="of:=[.D98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84.2147485744" calcext:value-type="float">
            <text:p>184.2147485744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55.40327384017" calcext:value-type="float">
            <text:p>555.40327384017</text:p>
          </table:table-cell>
          <table:table-cell office:value-type="float" office:value="8596.04615416778" calcext:value-type="float">
            <text:p>8596.04615416778</text:p>
          </table:table-cell>
          <table:table-cell office:value-type="float" office:value="2239.5260188461" calcext:value-type="float">
            <text:p>2239.5260188461</text:p>
          </table:table-cell>
          <table:table-cell table:formula="of:=[.D99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193.221994148421" calcext:value-type="float">
            <text:p>193.22199414842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3807.3673024464" calcext:value-type="float">
            <text:p>3807.3673024464</text:p>
          </table:table-cell>
          <table:table-cell office:value-type="float" office:value="3095.54884114523" calcext:value-type="float">
            <text:p>3095.54884114523</text:p>
          </table:table-cell>
          <table:table-cell office:value-type="float" office:value="2239.5260188461" calcext:value-type="float">
            <text:p>2239.5260188461</text:p>
          </table:table-cell>
          <table:table-cell table:formula="of:=[.D100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02.122848758603" calcext:value-type="float">
            <text:p>202.12284875860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2239.5260188461" calcext:value-type="float">
            <text:p>2239.5260188461</text:p>
          </table:table-cell>
          <table:table-cell office:value-type="float" office:value="3950.11113450812" calcext:value-type="float">
            <text:p>3950.11113450812</text:p>
          </table:table-cell>
          <table:table-cell office:value-type="float" office:value="2943.90415255173" calcext:value-type="float">
            <text:p>2943.90415255173</text:p>
          </table:table-cell>
          <table:table-cell office:value-type="float" office:value="2239.5260188461" calcext:value-type="float">
            <text:p>2239.5260188461</text:p>
          </table:table-cell>
          <table:table-cell table:formula="of:=[.D101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10.924326373124" calcext:value-type="float">
            <text:p>210.924326373124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4122.70140418275" calcext:value-type="float">
            <text:p>4122.70140418275</text:p>
          </table:table-cell>
          <table:table-cell office:value-type="float" office:value="5002.0384468054" calcext:value-type="float">
            <text:p>5002.0384468054</text:p>
          </table:table-cell>
          <table:table-cell office:value-type="float" office:value="2239.5260188461" calcext:value-type="float">
            <text:p>2239.5260188461</text:p>
          </table:table-cell>
          <table:table-cell table:formula="of:=[.D102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31.192344062808" calcext:value-type="float">
            <text:p>231.19234406280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343.9979326541" calcext:value-type="float">
            <text:p>11343.99793265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3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40.266748987138" calcext:value-type="float">
            <text:p>240.26674898713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334.9235774828" calcext:value-type="float">
            <text:p>11334.92357748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4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49.254133740714" calcext:value-type="float">
            <text:p>249.254133740714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325.9361662819" calcext:value-type="float">
            <text:p>11325.93616628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5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58.159203751311" calcext:value-type="float">
            <text:p>258.15920375131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317.0310274352" calcext:value-type="float">
            <text:p>11317.03102743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6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66.986218580893" calcext:value-type="float">
            <text:p>266.986218580893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9105.75881433755" calcext:value-type="float">
            <text:p>9105.75881433755</text:p>
          </table:table-cell>
          <table:table-cell office:value-type="float" office:value="2202.44519405719" calcext:value-type="float">
            <text:p>2202.44519405719</text:p>
          </table:table-cell>
          <table:table-cell office:value-type="float" office:value="0" calcext:value-type="float">
            <text:p>0</text:p>
          </table:table-cell>
          <table:table-cell table:formula="of:=[.D107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89.526109210071" calcext:value-type="float">
            <text:p>289.52610921007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747.458611523219" calcext:value-type="float">
            <text:p>747.458611523219</text:p>
          </table:table-cell>
          <table:table-cell office:value-type="float" office:value="10538.2054969534" calcext:value-type="float">
            <text:p>10538.2054969534</text:p>
          </table:table-cell>
          <table:table-cell office:value-type="float" office:value="0" calcext:value-type="float">
            <text:p>0</text:p>
          </table:table-cell>
          <table:table-cell table:formula="of:=[.D108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98.642406147392" calcext:value-type="float">
            <text:p>298.64240614739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813.639842751837" calcext:value-type="float">
            <text:p>813.639842751837</text:p>
          </table:table-cell>
          <table:table-cell office:value-type="float" office:value="10462.9079957737" calcext:value-type="float">
            <text:p>10462.9079957737</text:p>
          </table:table-cell>
          <table:table-cell office:value-type="float" office:value="0" calcext:value-type="float">
            <text:p>0</text:p>
          </table:table-cell>
          <table:table-cell table:formula="of:=[.D109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310.00022636031" calcext:value-type="float">
            <text:p>310.00022636031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844.783951565305" calcext:value-type="float">
            <text:p>844.783951565305</text:p>
          </table:table-cell>
          <table:table-cell office:value-type="float" office:value="10420.4061495444" calcext:value-type="float">
            <text:p>10420.4061495444</text:p>
          </table:table-cell>
          <table:table-cell office:value-type="float" office:value="0" calcext:value-type="float">
            <text:p>0</text:p>
          </table:table-cell>
          <table:table-cell table:formula="of:=[.D110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305.676237907788" calcext:value-type="float">
            <text:p>305.676237907788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833.104910760255" calcext:value-type="float">
            <text:p>833.104910760255</text:p>
          </table:table-cell>
          <table:table-cell office:value-type="float" office:value="10436.4091605569" calcext:value-type="float">
            <text:p>10436.4091605569</text:p>
          </table:table-cell>
          <table:table-cell office:value-type="float" office:value="0" calcext:value-type="float">
            <text:p>0</text:p>
          </table:table-cell>
          <table:table-cell table:formula="of:=[.D111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301.352249455267" calcext:value-type="float">
            <text:p>301.352249455267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364.57274311977" calcext:value-type="float">
            <text:p>5364.57274311977</text:p>
          </table:table-cell>
          <table:table-cell office:value-type="float" office:value="5909.26529840475" calcext:value-type="float">
            <text:p>5909.26529840475</text:p>
          </table:table-cell>
          <table:table-cell office:value-type="float" office:value="0" calcext:value-type="float">
            <text:p>0</text:p>
          </table:table-cell>
          <table:table-cell table:formula="of:=[.D112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311.555434473875" calcext:value-type="float">
            <text:p>311.55543447387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246.4846638687" calcext:value-type="float">
            <text:p>5246.4846638687</text:p>
          </table:table-cell>
          <table:table-cell office:value-type="float" office:value="4446.35682249271" calcext:value-type="float">
            <text:p>4446.35682249271</text:p>
          </table:table-cell>
          <table:table-cell office:value-type="float" office:value="1570.79335581445" calcext:value-type="float">
            <text:p>1570.79335581445</text:p>
          </table:table-cell>
          <table:table-cell table:formula="of:=[.D113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307.939809858425" calcext:value-type="float">
            <text:p>307.93980985842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5185.49411744233" calcext:value-type="float">
            <text:p>5185.49411744233</text:p>
          </table:table-cell>
          <table:table-cell office:value-type="float" office:value="3842.23027738643" calcext:value-type="float">
            <text:p>3842.23027738643</text:p>
          </table:table-cell>
          <table:table-cell office:value-type="float" office:value="2239.5260188461" calcext:value-type="float">
            <text:p>2239.5260188461</text:p>
          </table:table-cell>
          <table:table-cell table:formula="of:=[.D114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304.313272323279" calcext:value-type="float">
            <text:p>304.313272323279</text:p>
          </table:table-cell>
          <table:table-cell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25945.6379840195" calcext:value-type="float">
            <text:p>25945.6379840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5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300.675624542966" calcext:value-type="float">
            <text:p>300.675624542966</text:p>
          </table:table-cell>
          <table:table-cell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29880.1770641209" calcext:value-type="float">
            <text:p>29880.17706412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6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97.026662560738" calcext:value-type="float">
            <text:p>297.026662560738</text:p>
          </table:table-cell>
          <table:table-cell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23319.4473431175" calcext:value-type="float">
            <text:p>23319.44734311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7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306.701141214901" calcext:value-type="float">
            <text:p>306.701141214901</text:p>
          </table:table-cell>
          <table:table-cell office:value-type="float" office:value="0" calcext:value-type="float">
            <text:p>0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11898.4892031745" calcext:value-type="float">
            <text:p>11898.48920317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8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302.861989453535" calcext:value-type="float">
            <text:p>302.861989453535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8960.4196398747" calcext:value-type="float">
            <text:p>8960.4196398747</text:p>
          </table:table-cell>
          <table:table-cell office:value-type="float" office:value="2311.90869097508" calcext:value-type="float">
            <text:p>2311.90869097508</text:p>
          </table:table-cell>
          <table:table-cell office:value-type="float" office:value="0" calcext:value-type="float">
            <text:p>0</text:p>
          </table:table-cell>
          <table:table-cell table:formula="of:=[.D119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99.010324368892" calcext:value-type="float">
            <text:p>299.010324368892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703.33779070414" calcext:value-type="float">
            <text:p>703.33779070414</text:p>
          </table:table-cell>
          <table:table-cell office:value-type="float" office:value="10572.842158036" calcext:value-type="float">
            <text:p>10572.842158036</text:p>
          </table:table-cell>
          <table:table-cell office:value-type="float" office:value="0" calcext:value-type="float">
            <text:p>0</text:p>
          </table:table-cell>
          <table:table-cell table:formula="of:=[.D120]/2100" office:value-type="float" office:value="0.48503653365463" calcext:value-type="float">
            <text:p>0.485036533654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5589338175965" calcext:value-type="float">
            <text:p>13.5589338175965</text:p>
          </table:table-cell>
          <table:table-cell office:value-type="float" office:value="422.953705290235" calcext:value-type="float">
            <text:p>422.953705290235</text:p>
          </table:table-cell>
          <table:table-cell office:value-type="float" office:value="1018.57672067472" calcext:value-type="float">
            <text:p>1018.57672067472</text:p>
          </table:table-cell>
          <table:table-cell office:value-type="float" office:value="295.145901326049" calcext:value-type="float">
            <text:p>295.145901326049</text:p>
          </table:table-cell>
          <table:table-cell office:value-type="float" office:value="629.999983311948" calcext:value-type="float">
            <text:p>629.999983311948</text:p>
          </table:table-cell>
          <table:table-cell office:value-type="float" office:value="505.697223260278" calcext:value-type="float">
            <text:p>505.697223260278</text:p>
          </table:table-cell>
          <table:table-cell office:value-type="float" office:value="0" calcext:value-type="float">
            <text:p>0</text:p>
          </table:table-cell>
          <table:table-cell office:value-type="float" office:value="733.184228317046" calcext:value-type="float">
            <text:p>733.184228317046</text:p>
          </table:table-cell>
          <table:table-cell office:value-type="float" office:value="10546.8601852584" calcext:value-type="float">
            <text:p>10546.8601852584</text:p>
          </table:table-cell>
          <table:table-cell office:value-type="float" office:value="0" calcext:value-type="float">
            <text:p>0</text:p>
          </table:table-cell>
          <table:table-cell table:formula="of:=[.D121]/2100" office:value-type="float" office:value="0.48503653365463" calcext:value-type="float">
            <text:p>0.48503653365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13:48:11.311922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3T13:52:12.532001857</dc:date>
    <dc:creator>Morgan </dc:creator>
    <meta:editing-duration>PT33M</meta:editing-duration>
    <meta:editing-cycles>3</meta:editing-cycles>
    <meta:generator>LibreOffice/7.0.4.2$Linux_X86_64 LibreOffice_project/00$Build-2</meta:generator>
    <meta:document-statistic meta:table-count="1" meta:cell-count="14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5.046cm" svg:y="4.204cm" style:legend-expansion="high" chart:style-name="ch2"/>
        <chart:plot-area chart:style-name="ch3" table:cell-range-address="ykcals.L2:ykcals.L121" chart:data-source-has-labels="row" svg:x="1.33cm" svg:y="0.18cm" svg:width="13.397cm" svg:height="7.665cm">
          <chart:coordinate-region svg:x="2.057cm" svg:y="0.38cm" svg:width="12.39cm" svg:height="6.818cm"/>
          <chart:axis chart:dimension="x" chart:name="primary-x" chart:style-name="ch4">
            <chart:title svg:x="7.521cm" svg:y="8.025cm" chart:style-name="ch5">
              <text:p>Month</text:p>
            </chart:title>
          </chart:axis>
          <chart:axis chart:dimension="y" chart:name="primary-y" chart:style-name="ch6">
            <chart:title svg:x="0.451cm" svg:y="7.403cm" chart:style-name="ch7">
              <text:p>fraction of population of Fustralia fed from SCP</text:p>
            </chart:title>
            <chart:grid chart:style-name="ch8" chart:class="major"/>
          </chart:axis>
          <chart:series chart:style-name="ch9" chart:values-cell-range-address="ykcals.L3:ykcals.L121" chart:label-cell-address="ykcals.L2:ykcals.L2" chart:class="chart:scatter"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ykcals.L2:ykcal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ykcals.L3:ykcals.L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46715378206173">
                <text:p>0.0646715378206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46715378206173">
                <text:p>0.0646715378206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46715378206173">
                <text:p>0.0646715378206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46715378206173">
                <text:p>0.0646715378206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46715378206173">
                <text:p>0.0646715378206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9343075641235">
                <text:p>0.129343075641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6350382372161">
                <text:p>0.226350382372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6350382372161">
                <text:p>0.226350382372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6350382372161">
                <text:p>0.226350382372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6350382372161">
                <text:p>0.226350382372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6350382372161">
                <text:p>0.226350382372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1021920192778">
                <text:p>0.291021920192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5693458013395">
                <text:p>0.355693458013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5693458013395">
                <text:p>0.355693458013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5693458013395">
                <text:p>0.355693458013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5693458013395">
                <text:p>0.355693458013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5693458013395">
                <text:p>0.355693458013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5693458013395">
                <text:p>0.355693458013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0364995834013">
                <text:p>0.420364995834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503653365463">
                <text:p>0.485036533654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503653365463">
                <text:p>0.48503653365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